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end" style:justify-single-word="false" fo:text-indent="7.303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7.303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P1"/>
      <text:p text:style-name="P1"/>
      <text:p text:style-name="P3">Председателю </text:p>
      <text:p text:style-name="P3">диссертационного совета</text:p>
      <text:p text:style-name="P4"><text:span text:style-name="T1"><text:s text:c="18"/>ПДС___________</text:span></text:p>
      <text:p text:style-name="P1"/>
      <text:p text:style-name="P1"/>
      <text:p text:style-name="P1"/>
      <text:p text:style-name="P1"/>
      <text:p text:style-name="P1"/>
      <text:p text:style-name="P2">Заявление</text:p>
      <text:p text:style-name="P1"/>
      <text:p text:style-name="P1"/>
      <text:p text:style-name="P5"><text:span text:style-name="T1">Я, ФИО, работу по оппонированию диссертации <text:s/>ФИО <text:s/>«______» выполняю на безвозмездной основе, с целью повышения репутационного статуса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Число, 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едседателю диссертационного совета</dc:title>
    <dc:subject/>
    <meta:keyword/>
    <meta:initial-creator>m.anisenko</meta:initial-creator>
    <meta:creation-date>2015-11-24T16:19:00</meta:creation-date>
    <dc:creator>Andrey Anisenko</dc:creator>
    <dc:date>2020-01-06T23:42:00</dc:date>
    <meta:editing-cycles>8</meta:editing-cycles>
    <meta:editing-duration>PT9M</meta:editing-duration>
    <meta:document-statistic meta:table-count="0" meta:image-count="0" meta:object-count="0" meta:page-count="1" meta:paragraph-count="6" meta:word-count="24" meta:character-count="225" meta:non-whitespace-character-count="186"/>
    <meta:generator>LibreOffice/6.0.7.3$Linux_X86_64 LibreOffice_project/dc89aa7a9eabfd848af146d5086077aeed2ae4a5</meta:generator>
  </office:meta>
</office:document-meta>
</file>